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bold" officeooo:rsid="00206532" officeooo:paragraph-rsid="00206532" style:font-weight-asian="bold" style:font-weight-complex="bold"/>
    </style:style>
    <style:style style:name="P3" style:family="paragraph" style:parent-style-name="Standard">
      <style:text-properties fo:color="#000000" fo:font-weight="bold" officeooo:rsid="00206532" officeooo:paragraph-rsid="0020ef7c" style:font-weight-asian="bold" style:font-weight-complex="bold"/>
    </style:style>
    <style:style style:name="P4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5" style:family="paragraph" style:parent-style-name="Standard">
      <style:text-properties fo:color="#000000" fo:font-weight="normal" officeooo:rsid="00206532" officeooo:paragraph-rsid="00206532" style:font-weight-asian="normal" style:font-weight-complex="normal"/>
    </style:style>
    <style:style style:name="P6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7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8" style:family="paragraph" style:parent-style-name="Standard">
      <style:text-properties fo:color="#ff3333" fo:font-weight="bold" officeooo:rsid="00206532" officeooo:paragraph-rsid="00206532" style:font-weight-asian="bold" style:font-weight-complex="bold"/>
    </style:style>
    <style:style style:name="P9" style:family="paragraph" style:parent-style-name="Standard" style:list-style-name="L1">
      <style:text-properties fo:color="#996600" fo:font-weight="normal" officeooo:rsid="00206532" officeooo:paragraph-rsid="00206532" style:font-weight-asian="normal" style:font-weight-complex="normal"/>
    </style:style>
    <style:style style:name="P10" style:family="paragraph" style:parent-style-name="Standard" style:list-style-name="L2">
      <style:text-properties fo:color="#0066cc" fo:font-weight="normal" officeooo:rsid="00206532" officeooo:paragraph-rsid="00206532" style:font-weight-asian="normal" style:font-weight-complex="normal"/>
    </style:style>
    <style:style style:name="P11" style:family="paragraph" style:parent-style-name="Standard">
      <style:text-properties fo:color="#000000" style:text-underline-style="none" fo:font-weight="normal" officeooo:rsid="00206532" officeooo:paragraph-rsid="00206532" style:font-weight-asian="normal" style:font-weight-complex="normal"/>
    </style:style>
    <style:style style:name="T1" style:family="text">
      <style:text-properties officeooo:rsid="00165ab3"/>
    </style:style>
    <style:style style:name="T2" style:family="text">
      <style:text-properties officeooo:rsid="0020653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ff3333"/>
    </style:style>
    <style:style style:name="T7" style:family="text">
      <style:text-properties fo:font-style="italic" style:text-underline-style="none" fo:font-weight="normal" officeooo:rsid="0020ef7c" style:font-style-asian="italic" style:font-weight-asian="normal" style:font-style-complex="italic" style:font-weight-complex="normal"/>
    </style:style>
    <style:style style:name="T8" style:family="text">
      <style:text-properties officeooo:rsid="0020ef7c"/>
    </style:style>
    <style:style style:name="T9" style:family="text">
      <style:text-properties fo:font-style="normal" style:text-underline-style="none" fo:font-weight="normal" officeooo:rsid="0020ef7c" style:font-style-asian="normal" style:font-weight-asian="normal" style:font-style-complex="normal" style:font-weight-complex="normal"/>
    </style:style>
    <style:style style:name="T10" style:family="text">
      <style:text-properties style:text-position="sub 58%" fo:font-weight="normal" officeooo:rsid="0020ef7c" style:font-weight-asian="normal" style:font-weight-complex="normal"/>
    </style:style>
    <style:style style:name="T11" style:family="text">
      <style:text-properties style:text-position="0% 100%" fo:font-weight="normal" officeooo:rsid="0020ef7c" style:font-weight-asian="normal" style:font-weight-complex="normal"/>
    </style:style>
    <style:style style:name="T12" style:family="text">
      <style:text-properties style:text-position="0% 100%" officeooo:rsid="0020ef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<text:span text:style-name="T2">2</text:span>L<text:span text:style-name="T2">2</text:span> Notes</text:p>
      <text:p text:style-name="P6"/>
      <text:p text:style-name="P7">Objectives:</text:p>
      <text:list xml:id="list6098811034991413429" text:style-name="L1">
        <text:list-item>
          <text:p text:style-name="P9">Identify the factors that determine the rate at which a solute dissolves.</text:p>
        </text:list-item>
        <text:list-item>
          <text:p text:style-name="P9">Identify the units usually used to express the solubility of a solute.</text:p>
        </text:list-item>
        <text:list-item>
          <text:p text:style-name="P9">Identify the factors that determine the mass of a solute that will dissolve in a given mass of solute.</text:p>
        </text:list-item>
      </text:list>
      <text:p text:style-name="P7"/>
      <text:p text:style-name="P7">Key Concepts:</text:p>
      <text:list xml:id="list3417194353285101227" text:style-name="L2">
        <text:list-item>
          <text:p text:style-name="P10">What factors determine the rate at which a substance dissolves?</text:p>
        </text:list-item>
        <text:list-item>
          <text:p text:style-name="P10">How is solubility usually expressed?</text:p>
        </text:list-item>
        <text:list-item>
          <text:p text:style-name="P10">What conditions determine the amount of solute that will dissolve in a given solvent?</text:p>
        </text:list-item>
      </text:list>
      <text:p text:style-name="P7"/>
      <text:p text:style-name="P4">Vocabulary / <text:span text:style-name="T1">Important</text:span>:</text:p>
      <text:p text:style-name="P5"/>
      <text:p text:style-name="P8">The compositions of the solvent and the solute determine whether a substance will dissolve. Stirring (agitation), temperature, and the surface area of the dissolving particles determine how fast the substance will dissolve.</text:p>
      <text:p text:style-name="P1"/>
      <text:p text:style-name="P2">Saturated Solution</text:p>
      <text:p text:style-name="P2"/>
      <text:p text:style-name="P2"><text:tab/><text:span text:style-name="T3">A </text:span><text:span text:style-name="T4">saturated solution</text:span><text:span text:style-name="T5"> contains the maximum amount of solute for a given quantity of solvent at a <text:tab/>constant temperature and pressure.</text:span></text:p>
      <text:p text:style-name="P2"/>
      <text:p text:style-name="P2">..</text:p>
      <text:p text:style-name="P2"/>
      <text:p text:style-name="P2">Solubility</text:p>
      <text:p text:style-name="P2"/>
      <text:p text:style-name="P2"><text:tab/><text:span text:style-name="T3">The </text:span><text:span text:style-name="T4">solubility</text:span><text:span text:style-name="T5"> of a substance is the amount of solute that dissolves in a given quantity of a <text:tab/>solvent at a specified temperature and pressure to produce a saturated solution.</text:span></text:p>
      <text:p text:style-name="P2"/>
      <text:p text:style-name="P2"><text:tab/><text:span text:style-name="T6">Solubility is often expressed in grams of solute per 100 g of solvent.</text:span></text:p>
      <text:p text:style-name="P2">..</text:p>
      <text:p text:style-name="P2"/>
      <text:p text:style-name="P2">Unsaturated Solution</text:p>
      <text:p text:style-name="P2"/>
      <text:p text:style-name="P2"><text:tab/><text:span text:style-name="T3">A solution that contains less solute than a saturated solution at a given temperature and pressure <text:tab/>is an </text:span><text:span text:style-name="T4">unsaturated solution</text:span><text:span text:style-name="T5">.</text:span></text:p>
      <text:p text:style-name="P2"/>
      <text:p text:style-name="P2">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iscible</text:p>
      <text:p text:style-name="P2"/>
      <text:p text:style-name="P2"><text:tab/><text:span text:style-name="T3">Two liquids are </text:span><text:span text:style-name="T4">miscible</text:span><text:span text:style-name="T5"> if they dissolve in each other in all proportions.</text:span></text:p>
      <text:p text:style-name="P11"/>
      <text:p text:style-name="P11"><text:tab/>In such a solution, the liquid that is present in the larger amount is usually considered the <text:tab/>solvent.</text:p>
      <text:p text:style-name="P2"/>
      <text:p text:style-name="P2">..</text:p>
      <text:p text:style-name="P2"/>
      <text:p text:style-name="P2">Immiscible</text:p>
      <text:p text:style-name="P2"/>
      <text:p text:style-name="P2"><text:tab/><text:span text:style-name="T5">Liquids that are insoluble in one another are </text:span><text:span text:style-name="T4">immiscible</text:span><text:span text:style-name="T5">.</text:span></text:p>
      <text:p text:style-name="P2"/>
      <text:p text:style-name="P2">..</text:p>
      <text:p text:style-name="P2"/>
      <text:p text:style-name="P8"><text:tab/>Temperature affects the solubility of solid, liquid, and gaseous solutes ina solvent; both <text:tab/>temperature and pressure affect the solubility of gaseous solutes.</text:p>
      <text:p text:style-name="P2"/>
      <text:p text:style-name="P2">Supersaturated Solution</text:p>
      <text:p text:style-name="P2"/>
      <text:p text:style-name="P2"><text:tab/><text:span text:style-name="T5">A </text:span><text:span text:style-name="T4">supersaturated solution</text:span><text:span text:style-name="T5"> contains more solute than it can theoretically hold at a given <text:tab/>temperature.</text:span></text:p>
      <text:p text:style-name="P11"><text:tab/></text:p>
      <text:p text:style-name="P11"><text:tab/>The crystallization of a supersaturated solution can be initiated if a very small crystal, called a <text:tab/>seed crystal, of the solute is added.</text:p>
      <text:p text:style-name="P2"/>
      <text:p text:style-name="P2">..</text:p>
      <text:p text:style-name="P2"/>
      <text:p text:style-name="P2">Henry's Law</text:p>
      <text:p text:style-name="P2"/>
      <text:p text:style-name="P3"><text:tab/><text:span text:style-name="T4">Henry's Law</text:span><text:span text:style-name="T5"> states that at a given temperature, the solubility </text:span><text:span text:style-name="T7">S</text:span><text:span text:style-name="T9"> of a gas in a liquid is directly </text:span></text:p>
      <text:p text:style-name="P3"><text:span text:style-name="T9"><text:tab/>proportional to the pressure </text:span><text:span text:style-name="T7">P </text:span><text:span text:style-name="T9">of the gas above the liquid.</text:span></text:p>
      <text:p text:style-name="P2"/>
      <text:p text:style-name="P2"><text:tab/><text:span text:style-name="T8">S</text:span><text:span text:style-name="T10">1 </text:span><text:span text:style-name="T11">/ </text:span><text:span text:style-name="T12">P</text:span><text:span text:style-name="T10">1 </text:span><text:span text:style-name="T11">= </text:span><text:span text:style-name="T12">S</text:span><text:span text:style-name="T10">2</text:span><text:span text:style-name="T11"> / </text:span><text:span text:style-name="T12">P</text:span><text:span text:style-name="T10">2</text:span></text:p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19T11:42:08.858213599</dc:date>
    <meta:editing-duration>PT20H31M14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2" meta:paragraph-count="39" meta:word-count="357" meta:character-count="2153" meta:non-whitespace-character-count="1818"/>
  </office:meta>
</office:document-meta>
</file>